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vertical-align="middl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3.67cm" fo:min-width="13.42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7.842cm" fo:min-width="7.592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769cm" fo:min-width="10.537cm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3.808cm" fo:min-width="6.418cm"/>
    </style:style>
    <style:style style:name="gr6" style:family="graphic" style:parent-style-name="objectwithoutfill">
      <style:graphic-properties svg:stroke-width="0.2cm" svg:stroke-color="#000000" draw:marker-start-width="0.5cm" draw:marker-end-width="0.5cm" draw:fill="solid" draw:fill-color="#000000" draw:textarea-vertical-align="middle" fo:padding-top="0.225cm" fo:padding-bottom="0.225cm" fo:padding-left="0.35cm" fo:padding-right="0.3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81.473cm" svg:height="7.853cm" svg:x="-0.766cm" svg:y="33.203cm" svg:viewBox="0 0 81474 7854" svg:d="M27009 924c26371-1756 31670-216 31670-216l9450 924h2937c0 0 2299-462 2044-462s3192-462 2809-400 2363-154 2171-154 1676 61 1676 61l1644 308 64 6684-81474 185 64-7854 2682 61 2937 339c0 0 3256 524 3192 524s3640 308 3576 308 4406 308 4150 277 5938 154 5875 154 2362-431 2298-431 1852-124 1852-124z">
          <text:p/>
        </draw:path>
        <draw:custom-shape draw:style-name="gr2" draw:text-style-name="P1" draw:layer="layout" svg:width="19.684cm" svg:height="19.684cm" svg:x="30.25cm" svg:y="17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1.442cm" svg:height="11.442cm" svg:x="34.371cm" svg:y="9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1.037cm" svg:height="2.019cm" svg:x="34.574cm" svg:y="8.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918cm" svg:height="4.058cm" svg:x="36.633cm" svg:y="4.874cm">
          <text:p/>
          <draw:enhanced-geometry svg:viewBox="0 0 21600 21600" draw:type="rectangle" draw:enhanced-path="M 0 0 L 21600 0 21600 21600 0 21600 0 0 Z N"/>
        </draw:custom-shape>
        <draw:path draw:style-name="gr6" draw:text-style-name="P2" draw:layer="layout" svg:width="4.249cm" svg:height="3.414cm" draw:transform="skewX (0.0696386371545737) rotate (-0.720122849372861) translate (39.6183001670564cm 14.2828248880755cm)" svg:viewBox="0 0 4250 3415" svg:d="M0 3415c3497 0 4248-3344 4248-3344l2-71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0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8T10:26:53.672867890</meta:creation-date>
    <dc:date>2020-12-18T10:41:50.229774969</dc:date>
    <meta:editing-duration>PT4M35S</meta:editing-duration>
    <meta:editing-cycles>2</meta:editing-cycles>
    <meta:generator>LibreOffice/7.0.3.1$Linux_X86_64 LibreOffice_project/00$Build-1</meta:generator>
    <meta:document-statistic meta:object-count="6"/>
  </office:meta>
</office:document-meta>
</file>